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8.89mm"/>
    </style:style>
    <style:style style:name="co8" style:family="table-column">
      <style:table-column-properties fo:break-before="auto" style:column-width="37.29mm"/>
    </style:style>
    <style:style style:name="co9" style:family="table-column">
      <style:table-column-properties fo:break-before="auto" style:column-width="41.36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45.46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1 Part# </text:p>
          </table:table-cell>
          <table:table-cell office:value-type="string" calcext:value-type="string">
            <text:p>Supplier2</text:p>
          </table:table-cell>
          <table:table-cell office:value-type="string" calcext:value-type="string">
            <text:p>Supplier 2 Part# </text:p>
          </table:table-cell>
          <table:table-cell office:value-type="string" calcext:value-type="string">
            <text:p>Supplier 2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MAX4239AU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239AUT+T OPAMP SOT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4239AUT+T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783-3563 </text:p>
          </table:table-cell>
          <table:table-cell table:style-name="ce3" office:value-type="string" calcext:value-type="string">
            <text:p>http://bit.ly/2BH16M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V321AS5X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OT23-5 Op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9567-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59-9403</text:p>
          </table:table-cell>
          <table:table-cell table:style-name="ce3" office:value-type="string" calcext:value-type="string">
            <text:p>http://bit.ly/2GRxkE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3809L30DBV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oltage Monitor 3.0V/2.7V, Active Lo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0917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4236</text:p>
          </table:table-cell>
          <table:table-cell table:style-name="ce3" office:value-type="string" calcext:value-type="string">
            <text:p>http://bit.ly/2GT5asu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or 0.01ohm 0.1% 15ppm 2512 packag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4-1630</text:p>
          </table:table-cell>
          <table:table-cell table:style-name="Default" office:value-type="string" calcext:value-type="string">
            <text:p><text:a xlink:href="http://bit.ly/2FQcwLW" xlink:type="simple">http://bit.ly/2FQcwLW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5, R15</text:p>
          </table:table-cell>
          <table:table-cell office:value-type="string" calcext:value-type="string">
            <text:p>RG1608N-10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22</text:p>
          </table:table-cell>
          <table:table-cell office:value-type="string" calcext:value-type="string">
            <text:p><text:a xlink:href="http://bit.ly/2sbczQr" xlink:type="simple">http://bit.ly/2sbczQ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3, R13</text:p>
          </table:table-cell>
          <table:table-cell office:value-type="string" calcext:value-type="string">
            <text:p>RG1608N-68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6K8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6.8KWTR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054 </text:p>
          </table:table-cell>
          <table:table-cell office:value-type="string" calcext:value-type="string">
            <text:p><text:a xlink:href="http://bit.ly/2E7oP63" xlink:type="simple">http://bit.ly/2E7oP63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1, R14</text:p>
          </table:table-cell>
          <table:table-cell office:value-type="string" calcext:value-type="string">
            <text:p>RG1608N-22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2K2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2.2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32</text:p>
          </table:table-cell>
          <table:table-cell office:value-type="string" calcext:value-type="string">
            <text:p><text:a xlink:href="http://bit.ly/2BGz97o" xlink:type="simple">http://bit.ly/2BGz97o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G1608N-103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0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0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66</text:p>
          </table:table-cell>
          <table:table-cell office:value-type="string" calcext:value-type="string">
            <text:p><text:a xlink:href="http://bit.ly/2BYYp4k" xlink:type="simple">http://bit.ly/2BYYp4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NCF0805AKT10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R 0.05% 0805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NCF0805AKT10R0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252 </text:p>
          </table:table-cell>
          <table:table-cell office:value-type="string" calcext:value-type="string">
            <text:p><text:a xlink:href="http://bit.ly/2EL0XX8" xlink:type="simple">http://bit.ly/2EL0XX8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K 1% 06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, R8,R10,R1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270R 1% 060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nF 0603 X7R Capacito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603YC100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0pF 0603 X7R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154-2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YC100KAT2A</text:p>
          </table:table-cell>
          <table:table-cell office:value-type="string" calcext:value-type="string">
            <text:p><text:a xlink:href="http://bit.ly/2Elr20Z" xlink:type="simple">http://bit.ly/2Elr20Z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L203011MS02Q or L203011MS02QE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SW SLIDE DP3T 6VDC 4A PCB NO COMM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C511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54-3597</text:p>
          </table:table-cell>
          <table:table-cell office:value-type="string" calcext:value-type="string">
            <text:p><text:a xlink:href="http://bit.ly/2scYhig" xlink:type="simple">http://bit.ly/2scYhig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1060K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2032 Battery Holde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60K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1060</text:p>
          </table:table-cell>
          <table:table-cell office:value-type="string" calcext:value-type="string">
            <text:p><text:a xlink:href="http://bit.ly/2FPv8eR" xlink:type="simple">http://bit.ly/2FPv8e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TR3216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1206 Reverse Mount Orange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74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1-0138</text:p>
          </table:table-cell>
          <table:table-cell office:value-type="string" calcext:value-type="string">
            <text:p><text:a xlink:href="http://bit.ly/2EL44yd" xlink:type="simple">http://bit.ly/2EL44yd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B5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UB5 Jiffy Box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H02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lack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ed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Ebay alternative for 18 and 19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<text:a xlink:href="http://bit.ly/2Bd76eK" xlink:type="simple">http://bit.ly/2Bd76eK</text:a>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style-name="ce2" office:value-type="string" calcext:value-type="string">
            <text:p>1. Item 20 replaces 18 and 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2. Item 17 no UK supplier found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7:25:26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2-27T17:28:51.701000000</dc:date>
    <meta:editing-duration>PT21M14S</meta:editing-duration>
    <meta:editing-cycles>5</meta:editing-cycles>
    <meta:document-statistic meta:table-count="1" meta:cell-count="211" meta:object-count="0"/>
  </office:meta>
</office:document-meta>
</file>